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8417in" svg:y="38.1528in">
            <draw:object draw:notify-on-update-of-ranges="Sheet1.B214:Sheet1.B214 Sheet1.B215:Sheet1.B219 Sheet1.C214:Sheet1.C214 Sheet1.C215:Sheet1.C219 Sheet1.D214:Sheet1.D214 Sheet1.D215:Sheet1.D2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HQS)</text:p>
          </table:table-cell>
          <table:table-cell office:value-type="string" calcext:value-type="string">
            <text:p>TIME(INS_IT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HQS)</text:p>
          </table:table-cell>
          <table:table-cell office:value-type="string" calcext:value-type="string">
            <text:p>TIME(INS_IT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HQS)</text:p>
          </table:table-cell>
          <table:table-cell office:value-type="string" calcext:value-type="string">
            <text:p>TIME(INS_IT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AVERAGE([.B1:.B101])" office:value-type="float" office:value="0.00201" calcext:value-type="float">
            <text:p>0.00201</text:p>
          </table:table-cell>
          <table:table-cell table:formula="of:=AVERAGE([.C1:.C101])" office:value-type="float" office:value="0.00159" calcext:value-type="float">
            <text:p>0.00159</text:p>
          </table:table-cell>
          <table:table-cell table:formula="of:=AVERAGE([.D1:.D101])" office:value-type="float" office:value="0.00167" calcext:value-type="float">
            <text:p>0.00167</text:p>
          </table:table-cell>
          <table:table-cell table:number-columns-repeated="2"/>
          <table:table-cell table:formula="of:=AVERAGE([.G1:.G101])" office:value-type="float" office:value="0.0038" calcext:value-type="float">
            <text:p>0.0038</text:p>
          </table:table-cell>
          <table:table-cell table:formula="of:=AVERAGE([.H1:.H101])" office:value-type="float" office:value="0.00326" calcext:value-type="float">
            <text:p>0.00326</text:p>
          </table:table-cell>
          <table:table-cell table:formula="of:=AVERAGE([.I1:.I101])" office:value-type="float" office:value="0.00296" calcext:value-type="float">
            <text:p>0.00296</text:p>
          </table:table-cell>
          <table:table-cell table:number-columns-repeated="2"/>
          <table:table-cell table:formula="of:=AVERAGE([.L1:.L101])" office:value-type="float" office:value="0.00594" calcext:value-type="float">
            <text:p>0.00594</text:p>
          </table:table-cell>
          <table:table-cell table:formula="of:=AVERAGE([.M1:.M101])" office:value-type="float" office:value="0.00451" calcext:value-type="float">
            <text:p>0.00451</text:p>
          </table:table-cell>
          <table:table-cell table:formula="of:=AVERAGE([.N1:.N101])" office:value-type="float" office:value="0.0052" calcext:value-type="float">
            <text:p>0.0052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HQS)</text:p>
          </table:table-cell>
          <table:table-cell office:value-type="string" calcext:value-type="string">
            <text:p>TIME(INS_IT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HQS)</text:p>
          </table:table-cell>
          <table:table-cell office:value-type="string" calcext:value-type="string">
            <text:p>TIME(INS_IT)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5" calcext:value-type="float">
            <text:p>0.0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3" calcext:value-type="float">
            <text:p>0.03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AVERAGE([.B110:.B209])" office:value-type="float" office:value="0.00810000000000001" calcext:value-type="float">
            <text:p>0.0081</text:p>
          </table:table-cell>
          <table:table-cell table:formula="of:=AVERAGE([.C110:.C209])" office:value-type="float" office:value="0.00608" calcext:value-type="float">
            <text:p>0.00608</text:p>
          </table:table-cell>
          <table:table-cell table:formula="of:=AVERAGE([.D110:.D209])" office:value-type="float" office:value="0.00810000000000001" calcext:value-type="float">
            <text:p>0.0081</text:p>
          </table:table-cell>
          <table:table-cell table:number-columns-repeated="2"/>
          <table:table-cell table:formula="of:=AVERAGE([.G110:.G209])" office:value-type="float" office:value="0.0102" calcext:value-type="float">
            <text:p>0.0102</text:p>
          </table:table-cell>
          <table:table-cell table:formula="of:=AVERAGE([.H110:.H209])" office:value-type="float" office:value="0.00777000000000001" calcext:value-type="float">
            <text:p>0.00777</text:p>
          </table:table-cell>
          <table:table-cell table:formula="of:=AVERAGE([.I110:.I209])" office:value-type="float" office:value="0.01244" calcext:value-type="float">
            <text:p>0.01244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HQS)</text:p>
          </table:table-cell>
          <table:table-cell office:value-type="string" calcext:value-type="string">
            <text:p>TIME(INS_IT)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67" calcext:value-type="float">
            <text:p>0.0016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296" calcext:value-type="float">
            <text:p>0.0029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052" calcext:value-type="float">
            <text:p>0.005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81" calcext:value-type="float">
            <text:p>0.008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1244" calcext:value-type="float">
            <text:p>0.0124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16:03.436675424</meta:creation-date>
    <dc:date>2016-03-01T11:41:53.151960820</dc:date>
    <meta:editing-duration>PT10M18S</meta:editing-duration>
    <meta:editing-cycles>1</meta:editing-cycles>
    <meta:document-statistic meta:table-count="1" meta:cell-count="205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3.703cm" style:legend-expansion="high" chart:style-name="ch2"/>
        <chart:plot-area chart:style-name="ch3" table:cell-range-address="Sheet1.B214:Sheet1.D219" chart:data-source-has-labels="row" svg:x="0.32cm" svg:y="0.18cm" svg:width="12.462cm" svg:height="8.64cm">
          <chartooo:coordinate-region svg:x="1.418cm" svg:y="0.38cm" svg:width="11.36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15:Sheet1.B219" chart:label-cell-address="Sheet1.B214:Sheet1.B214" chart:class="chart:bar">
            <chart:data-point chart:repeated="5"/>
          </chart:series>
          <chart:series chart:style-name="ch8" chart:values-cell-range-address="Sheet1.C215:Sheet1.C219" chart:label-cell-address="Sheet1.C214:Sheet1.C214" chart:class="chart:bar">
            <chart:data-point chart:repeated="5"/>
          </chart:series>
          <chart:series chart:style-name="ch9" chart:values-cell-range-address="Sheet1.D215:Sheet1.D219" chart:label-cell-address="Sheet1.D214:Sheet1.D21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CQS)</text:p>
                <draw:g>
                  <svg:desc>Sheet1.B214:Sheet1.B214</svg:desc>
                </draw:g>
              </table:table-cell>
              <table:table-cell office:value-type="string">
                <text:p>TIME(HQS)</text:p>
                <draw:g>
                  <svg:desc>Sheet1.C214:Sheet1.C214</svg:desc>
                </draw:g>
              </table:table-cell>
              <table:table-cell office:value-type="string">
                <text:p>TIME(INS_IT)</text:p>
                <draw:g>
                  <svg:desc>Sheet1.D214:Sheet1.D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01">
                <text:p>0.00201</text:p>
                <draw:g>
                  <svg:desc>Sheet1.B215:Sheet1.B219</svg:desc>
                </draw:g>
              </table:table-cell>
              <table:table-cell office:value-type="float" office:value="0.00159">
                <text:p>0.00159</text:p>
                <draw:g>
                  <svg:desc>Sheet1.C215:Sheet1.C219</svg:desc>
                </draw:g>
              </table:table-cell>
              <table:table-cell office:value-type="float" office:value="0.00167">
                <text:p>0.00167</text:p>
                <draw:g>
                  <svg:desc>Sheet1.D215:Sheet1.D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8">
                <text:p>0.0038</text:p>
              </table:table-cell>
              <table:table-cell office:value-type="float" office:value="0.00326">
                <text:p>0.00326</text:p>
              </table:table-cell>
              <table:table-cell office:value-type="float" office:value="0.00296">
                <text:p>0.00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94">
                <text:p>0.00594</text:p>
              </table:table-cell>
              <table:table-cell office:value-type="float" office:value="0.00451">
                <text:p>0.00451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1">
                <text:p>0.0081</text:p>
              </table:table-cell>
              <table:table-cell office:value-type="float" office:value="0.00608">
                <text:p>0.00608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2">
                <text:p>0.0102</text:p>
              </table:table-cell>
              <table:table-cell office:value-type="float" office:value="0.00777">
                <text:p>0.00777</text:p>
              </table:table-cell>
              <table:table-cell office:value-type="float" office:value="0.01244">
                <text:p>0.01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